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c9e9" officeooo:paragraph-rsid="0007c9e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c9e9" officeooo:paragraph-rsid="0007c9e9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– 2 </text:p>
      <text:p text:style-name="P1">Documentation</text:p>
      <text:p text:style-name="P1"/>
      <text:p text:style-name="P2"><text:span text:style-name="T2">In </text:span><text:span text:style-name="Strong_20_Emphasis"><text:span text:style-name="T2">Task 2</text:span></text:span><text:span text:style-name="T2">, I created a responsive product card layout using </text:span><text:span text:style-name="Strong_20_Emphasis"><text:span text:style-name="T2">HTML and CSS</text:span></text:span><text:span text:style-name="T2">. The main layout was built with </text:span><text:span text:style-name="Strong_20_Emphasis"><text:span text:style-name="T2">CSS Grid</text:span></text:span><text:span text:style-name="T2">, which adjusted automatically from 3 columns on desktop to 2 on tablet and 1 on mobile. Inside each card, </text:span><text:span text:style-name="Strong_20_Emphasis"><text:span text:style-name="T2">Flexbox</text:span></text:span><text:span text:style-name="T2"> was used to center and align elements vertically. A key design element was the </text:span><text:span text:style-name="Strong_20_Emphasis"><text:span text:style-name="T2">circular image background</text:span></text:span><text:span text:style-name="T2">, achieved with </text:span><text:span text:style-name="Source_20_Text"><text:span text:style-name="T2">border-radius: 50%</text:span></text:span><text:span text:style-name="T2"> and custom background colors. Each card had a floating </text:span><text:span text:style-name="Strong_20_Emphasis"><text:span text:style-name="T2">price badge</text:span></text:span><text:span text:style-name="T2"> positioned absolutely, and an </text:span><text:span text:style-name="Strong_20_Emphasis"><text:span text:style-name="T2">"Add to Cart"</text:span></text:span><text:span text:style-name="T2"> button styled with smooth hover transitions. I also used </text:span><text:span text:style-name="Strong_20_Emphasis"><text:span text:style-name="T2">custom data attributes</text:span></text:span><text:span text:style-name="T2"> (</text:span><text:span text:style-name="Source_20_Text"><text:span text:style-name="T2">data-id</text:span></text:span><text:span text:style-name="T2">, </text:span><text:span text:style-name="Source_20_Text"><text:span text:style-name="T2">data-category</text:span></text:span><text:span text:style-name="T2">) for future JavaScript interaction. This task helped me understand nested layout systems, CSS transforms, positioning, and responsive scaling of imag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2:24:56.166333163</meta:creation-date>
    <dc:date>2025-06-21T22:27:53.718868206</dc:date>
    <meta:editing-duration>PT2M59S</meta:editing-duration>
    <meta:editing-cycles>1</meta:editing-cycles>
    <meta:document-statistic meta:table-count="0" meta:image-count="0" meta:object-count="0" meta:page-count="1" meta:paragraph-count="3" meta:word-count="118" meta:character-count="756" meta:non-whitespace-character-count="639"/>
    <meta:generator>LibreOffice/24.2.7.2$Linux_X86_64 LibreOffice_project/420$Build-2</meta:generator>
  </office:meta>
</office:document-meta>
</file>